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7-05-08" calcext:value-type="date">
            <text:p>08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7" table:number-columns-repeated="1021"/>
        </table:table-row>
        <table:table-row table:style-name="ro3">
          <table:table-cell table:style-name="ce2" office:value-type="date" office:date-value="2017-05-09" calcext:value-type="date">
            <text:p>09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0" calcext:value-type="date">
            <text:p>10/05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1" calcext:value-type="date">
            <text:p>1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2" calcext:value-type="date">
            <text:p>12/05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3" calcext:value-type="date">
            <text:p>13/05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4" calcext:value-type="date">
            <text:p>14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5">
          <table:table-cell table:style-name="ce2" office:value-type="date" office:date-value="2017-05-15" calcext:value-type="date">
            <text:p>15/0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6" calcext:value-type="date">
            <text:p>16/05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7" calcext:value-type="date">
            <text:p>17/05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8" calcext:value-type="date">
            <text:p>18/05/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esearch more on implementation of FSP on Linux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9" calcext:value-type="date">
            <text:p>19/05/17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Set up my mac for development in kivy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20" calcext:value-type="date">
            <text:p>20/05/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21" calcext:value-type="date">
            <text:p>21/05/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Research on in app browser for android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4"/>
          <table:table-cell table:style-name="ce6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1:05:50.08439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22T21:08:26.405714894</dc:date>
    <meta:editing-duration>PT1H12M35S</meta:editing-duration>
    <meta:editing-cycles>9</meta:editing-cycles>
    <meta:generator>LibreOffice/5.1.6.2$Linux_X86_64 LibreOffice_project/10m0$Build-2</meta:generator>
    <meta:document-statistic meta:table-count="1" meta:cell-count="45" meta:object-count="0"/>
  </office:meta>
</office:document-meta>
</file>